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/>
    </style:style>
    <style:style style:name="P2" style:family="paragraph" style:parent-style-name="Standard">
      <style:paragraph-properties fo:text-align="center" style:justify-single-word="false"/>
      <style:text-properties style:font-name="ariel" fo:font-size="22pt" fo:font-weight="bold" officeooo:rsid="00298884" officeooo:paragraph-rsid="00298884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el" officeooo:rsid="002aa70d" officeooo:paragraph-rsid="002aa70d"/>
    </style:style>
    <style:style style:name="P4" style:family="paragraph" style:parent-style-name="Standard">
      <style:text-properties style:font-name="ariel" officeooo:rsid="002fcfb4" officeooo:paragraph-rsid="002fcfb4"/>
    </style:style>
    <style:style style:name="P5" style:family="paragraph" style:parent-style-name="Standard">
      <style:text-properties style:font-name="ariel" officeooo:rsid="0032a84d" officeooo:paragraph-rsid="0032a84d"/>
    </style:style>
    <style:style style:name="P6" style:family="paragraph" style:parent-style-name="Standard">
      <style:text-properties style:font-name="ariel" officeooo:rsid="0034fc31" officeooo:paragraph-rsid="0034fc31"/>
    </style:style>
    <style:style style:name="P7" style:family="paragraph" style:parent-style-name="Standard">
      <style:text-properties style:font-name="ariel" officeooo:rsid="00360e8e" officeooo:paragraph-rsid="00360e8e"/>
    </style:style>
    <style:style style:name="P8" style:family="paragraph" style:parent-style-name="Standard">
      <style:text-properties style:font-name="ariel" officeooo:rsid="003801c4" officeooo:paragraph-rsid="003801c4"/>
    </style:style>
    <style:style style:name="P9" style:family="paragraph" style:parent-style-name="Standard">
      <style:text-properties style:font-name="ariel" fo:font-size="16pt" fo:font-weight="normal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ariel" fo:font-size="16pt" fo:font-weight="normal" officeooo:rsid="002aa70d" officeooo:paragraph-rsid="002aa70d" style:font-size-asian="14pt" style:font-weight-asian="normal" style:font-size-complex="16pt" style:font-weight-complex="normal"/>
    </style:style>
    <style:style style:name="P11" style:family="paragraph" style:parent-style-name="Standard">
      <style:text-properties style:font-name="ariel" fo:font-size="16pt" fo:font-weight="normal" officeooo:rsid="003c0759" officeooo:paragraph-rsid="003801c4" style:font-size-asian="14pt" style:font-weight-asian="normal" style:font-size-complex="16pt" style:font-weight-complex="normal"/>
    </style:style>
    <style:style style:name="P12" style:family="paragraph" style:parent-style-name="Standard">
      <style:text-properties style:font-name="ariel" fo:font-size="16pt" fo:font-weight="normal" officeooo:rsid="0041db97" officeooo:paragraph-rsid="0041db97" style:font-size-asian="14pt" style:font-weight-asian="normal" style:font-size-complex="16pt" style:font-weight-complex="normal"/>
    </style:style>
    <style:style style:name="P13" style:family="paragraph" style:parent-style-name="Standard">
      <style:text-properties style:font-name="ariel" fo:font-size="16pt" fo:font-weight="normal" officeooo:rsid="0041db97" officeooo:paragraph-rsid="0041db97" style:font-size-asian="14pt" style:font-weight-asian="normal" style:font-size-complex="16pt" style:font-weight-complex="normal"/>
    </style:style>
    <style:style style:name="P14" style:family="paragraph" style:parent-style-name="Standard">
      <style:text-properties style:font-name="ariel" fo:font-size="16pt" fo:font-weight="normal" officeooo:rsid="00431fd1" officeooo:paragraph-rsid="00431fd1" style:font-size-asian="14pt" style:font-weight-asian="normal" style:font-size-complex="16pt" style:font-weight-complex="normal"/>
    </style:style>
    <style:style style:name="P15" style:family="paragraph" style:parent-style-name="Standard">
      <style:text-properties style:font-name="ariel" fo:font-size="16pt" fo:font-weight="normal" officeooo:rsid="0047eb42" officeooo:paragraph-rsid="0047eb42" style:font-size-asian="14pt" style:font-weight-asian="normal" style:font-size-complex="16pt" style:font-weight-complex="normal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2aa70d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2c5984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2fcfb4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315498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32a84d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35d275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3801c4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39e37d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3a514a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3c0759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3d09cf" style:font-size-asian="14pt" style:font-weight-asian="normal" style:font-size-complex="16pt" style:font-weight-complex="normal"/>
    </style:style>
    <style:style style:name="T13" style:family="text">
      <style:text-properties fo:font-size="16pt" fo:font-weight="bold" style:font-size-asian="14pt" style:font-weight-asian="bold" style:font-size-complex="16pt" style:font-weight-complex="bold"/>
    </style:style>
    <style:style style:name="T14" style:family="text">
      <style:text-properties fo:font-size="16pt" fo:font-weight="bold" officeooo:rsid="002aa70d" style:font-size-asian="14pt" style:font-weight-asian="bold" style:font-size-complex="16pt" style:font-weight-complex="bold"/>
    </style:style>
    <style:style style:name="T15" style:family="text">
      <style:text-properties fo:font-size="16pt" fo:font-weight="bold" officeooo:rsid="002c5984" style:font-size-asian="14pt" style:font-weight-asian="bold" style:font-size-complex="16pt" style:font-weight-complex="bold"/>
    </style:style>
    <style:style style:name="T16" style:family="text">
      <style:text-properties fo:font-size="16pt" fo:font-weight="bold" officeooo:rsid="002fcfb4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315498" style:font-size-asian="14pt" style:font-weight-asian="bold" style:font-size-complex="16pt" style:font-weight-complex="bold"/>
    </style:style>
    <style:style style:name="T18" style:family="text">
      <style:text-properties fo:font-size="16pt" fo:font-weight="bold" officeooo:rsid="0035d275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3801c4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3a514a" style:font-size-asian="14pt" style:font-weight-asian="bold" style:font-size-complex="16pt" style:font-weight-complex="bold"/>
    </style:style>
    <style:style style:name="T21" style:family="text">
      <style:text-properties fo:font-size="16pt" fo:font-weight="bold" officeooo:rsid="004cfd2a" style:font-size-asian="14pt" style:font-weight-asian="bold" style:font-size-complex="16pt" style:font-weight-complex="bold"/>
    </style:style>
    <style:style style:name="T22" style:family="text">
      <style:text-properties officeooo:rsid="0041db97"/>
    </style:style>
    <style:style style:name="T23" style:family="text">
      <style:text-properties fo:font-weight="bold" officeooo:rsid="0041db97" style:font-weight-asian="bold" style:font-weight-complex="bold"/>
    </style:style>
    <style:style style:name="T24" style:family="text">
      <style:text-properties fo:font-weight="bold" officeooo:rsid="00431fd1" style:font-weight-asian="bold" style:font-weight-complex="bold"/>
    </style:style>
    <style:style style:name="T25" style:family="text">
      <style:text-properties fo:font-weight="bold" officeooo:rsid="0044465a" style:font-weight-asian="bold" style:font-weight-complex="bold"/>
    </style:style>
    <style:style style:name="T26" style:family="text">
      <style:text-properties fo:font-weight="bold" officeooo:rsid="0046b471" style:font-weight-asian="bold" style:font-weight-complex="bold"/>
    </style:style>
    <style:style style:name="T27" style:family="text">
      <style:text-properties fo:font-weight="bold" officeooo:rsid="0047eb42" style:font-weight-asian="bold" style:font-weight-complex="bold"/>
    </style:style>
    <style:style style:name="T28" style:family="text">
      <style:text-properties officeooo:rsid="00431fd1"/>
    </style:style>
    <style:style style:name="T29" style:family="text">
      <style:text-properties officeooo:rsid="0044465a"/>
    </style:style>
    <style:style style:name="T30" style:family="text">
      <style:text-properties officeooo:rsid="0046b471"/>
    </style:style>
    <style:style style:name="T31" style:family="text">
      <style:text-properties officeooo:rsid="0047eb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Ano</text:p>
      <text:p text:style-name="P9"/>
      <text:p text:style-name="P10">Formatos</text:p>
      <text:p text:style-name="P1"><text:span text:style-name="T2">1. </text:span><text:span text:style-name="T14">circulo</text:span><text:span text:style-name="T2">, se pegarmos dois pontos das bordas e conectarmos pelo ponto central, a distancia sempre sera a mesma, e essa distancia chamamos de </text:span><text:span text:style-name="T14">diametro</text:span><text:span text:style-name="T2">, </text:span><text:span text:style-name="T3">e metade desse </text:span><text:span text:style-name="T15">diametro</text:span><text:span text:style-name="T3"> é o </text:span><text:span text:style-name="T15">raio</text:span></text:p>
      <text:p text:style-name="P3"><text:span text:style-name="T1">2. </text:span><text:span text:style-name="T16">triangulo</text:span><text:span text:style-name="T4">, 3 lados</text:span></text:p>
      <text:p text:style-name="P4"><text:span text:style-name="T1">3.<text:tab/></text:span><text:span text:style-name="T17">quadrilatero</text:span><text:span text:style-name="T5">, </text:span><text:span text:style-name="T6">4 lados</text:span></text:p>
      <text:p text:style-name="P5"><text:span text:style-name="T5">3.</text:span><text:span text:style-name="T1">1<text:tab/></text:span><text:span text:style-name="T13">retangulo</text:span><text:span text:style-name="T1">, é formado por 4 angulos de 90 graus</text:span></text:p>
      <text:p text:style-name="P6"><text:span text:style-name="T1">3.2<text:tab/></text:span><text:span text:style-name="T13">quadrado</text:span><text:span text:style-name="T1">, é formado por 4 angulos de 90 graus, com todos lados com mesmo comprimento, </text:span><text:span text:style-name="T18">todo</text:span><text:span text:style-name="T7"> </text:span><text:span text:style-name="T18">quadrado é um retangulo</text:span></text:p>
      <text:p text:style-name="P7"><text:span text:style-name="T7">3.</text:span><text:span text:style-name="T1">3<text:tab/></text:span><text:span text:style-name="T19">losang</text:span><text:span text:style-name="T21">o</text:span><text:span text:style-name="T8">, possui 4 lados iguais, </text:span><text:span text:style-name="T9">mas não necessariamente possui 4 angulos de 90 graus, <text:s/></text:span><text:span text:style-name="T12">e é formado por 2 retas paralelas na horizontal e 2 retas paralelas na vertical</text:span></text:p>
      <text:p text:style-name="P8"><text:span text:style-name="T1">3.4 </text:span><text:span text:style-name="T20">trapezio</text:span><text:span text:style-name="T10">, possui 2 retas paralelas que nunca irão se encontrar</text:span><text:span text:style-name="T11"> e outras 2 retas não paralelas</text:span></text:p>
      <text:p text:style-name="P11">*<text:span text:style-name="T23">Formas</text:span><text:span text:style-name="T22"> e </text:span><text:span text:style-name="T23">Angulos</text:span></text:p>
      <text:p text:style-name="P12">*Podemos pensar em angulos como sendo o local onde 2 lados se encontram</text:p>
      <text:p text:style-name="P12">*<text:span text:style-name="T24">Pentagos</text:span><text:span text:style-name="T28"> são figuras de 5 angulos e 5 lados</text:span></text:p>
      <text:p text:style-name="P14">*<text:span text:style-name="T25">Hexagono</text:span><text:span text:style-name="T29"> é uma fugura de 6 angulos e 6 lados</text:span></text:p>
      <text:p text:style-name="P14">*<text:span text:style-name="T26">Poligono</text:span><text:span text:style-name="T30"> é uma figura composta pelo mesmo numero de </text:span><text:span text:style-name="T26">angulos</text:span><text:span text:style-name="T30"> e </text:span><text:span text:style-name="T26">lados</text:span></text:p>
      <text:p text:style-name="P14">*<text:span text:style-name="T31">Os <text:s/></text:span><text:span text:style-name="T27">poligonos</text:span><text:span text:style-name="T31"> podem ser classificados como sendo:</text:span></text:p>
      <text:p text:style-name="P15">Triangulo, Quadrilateros, Pentágono, Hexagono, Heptagono, <text:s/>Octógono</text:p>
      <text:p text:style-name="P15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5:43:27.286428268</meta:creation-date>
    <dc:date>2021-08-25T13:12:22.402730901</dc:date>
    <meta:editing-duration>PT5H55M50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82" meta:character-count="1041" meta:non-whitespace-character-count="873"/>
  </office:meta>
</office:document-meta>
</file>